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.155" calcext:value-type="float">
            <text:p>1.155</text:p>
          </table:table-cell>
          <table:table-cell table:number-columns-repeated="102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.223" calcext:value-type="float">
            <text:p>4.223</text:p>
          </table:table-cell>
          <table:table-cell table:number-columns-repeated="102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.078" calcext:value-type="float">
            <text:p>10.078</text:p>
          </table:table-cell>
          <table:table-cell table:number-columns-repeated="102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1.154" calcext:value-type="float">
            <text:p>21.154</text:p>
          </table:table-cell>
          <table:table-cell table:number-columns-repeated="102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.579" calcext:value-type="float">
            <text:p>29.579</text:p>
          </table:table-cell>
          <table:table-cell table:number-columns-repeated="102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8.897" calcext:value-type="float">
            <text:p>38.897</text:p>
          </table:table-cell>
          <table:table-cell table:number-columns-repeated="102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54.002" calcext:value-type="float">
            <text:p>54.002</text:p>
          </table:table-cell>
          <table:table-cell table:number-columns-repeated="102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9.149" calcext:value-type="float">
            <text:p>79.149</text:p>
          </table:table-cell>
          <table:table-cell table:number-columns-repeated="102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7.776" calcext:value-type="float">
            <text:p>97.776</text:p>
          </table:table-cell>
          <table:table-cell table:number-columns-repeated="102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5.165" calcext:value-type="float">
            <text:p>125.165</text:p>
          </table:table-cell>
          <table:table-cell table:number-columns-repeated="102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50.714" calcext:value-type="float">
            <text:p>150.714</text:p>
          </table:table-cell>
          <table:table-cell table:number-columns-repeated="1022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82.514" calcext:value-type="float">
            <text:p>182.514</text:p>
          </table:table-cell>
          <table:table-cell table:number-columns-repeated="102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219.522" calcext:value-type="float">
            <text:p>219.522</text:p>
          </table:table-cell>
          <table:table-cell table:number-columns-repeated="1022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50.698" calcext:value-type="float">
            <text:p>250.698</text:p>
          </table:table-cell>
          <table:table-cell table:number-columns-repeated="102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87.29" calcext:value-type="float">
            <text:p>287.29</text:p>
          </table:table-cell>
          <table:table-cell table:number-columns-repeated="102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35.157" calcext:value-type="float">
            <text:p>335.157</text:p>
          </table:table-cell>
          <table:table-cell table:number-columns-repeated="102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383.382" calcext:value-type="float">
            <text:p>383.382</text:p>
          </table:table-cell>
          <table:table-cell table:number-columns-repeated="102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28.431" calcext:value-type="float">
            <text:p>428.431</text:p>
          </table:table-cell>
          <table:table-cell table:number-columns-repeated="102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477.425" calcext:value-type="float">
            <text:p>477.425</text:p>
          </table:table-cell>
          <table:table-cell table:number-columns-repeated="102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33.801" calcext:value-type="float">
            <text:p>533.801</text:p>
          </table:table-cell>
          <table:table-cell table:number-columns-repeated="102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649.149" calcext:value-type="float">
            <text:p>649.149</text:p>
          </table:table-cell>
          <table:table-cell table:number-columns-repeated="1022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756.555" calcext:value-type="float">
            <text:p>756.555</text:p>
          </table:table-cell>
          <table:table-cell table:number-columns-repeated="1022"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853.318" calcext:value-type="float">
            <text:p>853.318</text:p>
          </table:table-cell>
          <table:table-cell table:number-columns-repeated="1022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821.41" calcext:value-type="float">
            <text:p>821.41</text:p>
          </table:table-cell>
          <table:table-cell table:number-columns-repeated="1022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864.754" calcext:value-type="float">
            <text:p>864.754</text:p>
          </table:table-cell>
          <table:table-cell table:number-columns-repeated="1022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933.71" calcext:value-type="float">
            <text:p>933.71</text:p>
          </table:table-cell>
          <table:table-cell table:number-columns-repeated="1022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1090.61" calcext:value-type="float">
            <text:p>1090.61</text:p>
          </table:table-cell>
          <table:table-cell table:number-columns-repeated="1022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1271.65" calcext:value-type="float">
            <text:p>1271.65</text:p>
          </table:table-cell>
          <table:table-cell table:number-columns-repeated="1022"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1213.66" calcext:value-type="float">
            <text:p>1213.66</text:p>
          </table:table-cell>
          <table:table-cell table:number-columns-repeated="102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323.52" calcext:value-type="float">
            <text:p>1323.52</text:p>
          </table:table-cell>
          <table:table-cell table:number-columns-repeated="1022"/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1370.96" calcext:value-type="float">
            <text:p>1370.96</text:p>
          </table:table-cell>
          <table:table-cell table:number-columns-repeated="102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548.17" calcext:value-type="float">
            <text:p>1548.17</text:p>
          </table:table-cell>
          <table:table-cell table:number-columns-repeated="1022"/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1709.47" calcext:value-type="float">
            <text:p>1709.47</text:p>
          </table:table-cell>
          <table:table-cell table:number-columns-repeated="1022"/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1851.9" calcext:value-type="float">
            <text:p>1851.9</text:p>
          </table:table-cell>
          <table:table-cell table:number-columns-repeated="1022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839.29" calcext:value-type="float">
            <text:p>1839.29</text:p>
          </table:table-cell>
          <table:table-cell table:number-columns-repeated="102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971.68" calcext:value-type="float">
            <text:p>1971.68</text:p>
          </table:table-cell>
          <table:table-cell table:number-columns-repeated="1022"/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2106.75" calcext:value-type="float">
            <text:p>2106.75</text:p>
          </table:table-cell>
          <table:table-cell table:number-columns-repeated="1022"/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2105.86" calcext:value-type="float">
            <text:p>2105.86</text:p>
          </table:table-cell>
          <table:table-cell table:number-columns-repeated="1022"/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2354.58" calcext:value-type="float">
            <text:p>2354.58</text:p>
          </table:table-cell>
          <table:table-cell table:number-columns-repeated="102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424.86" calcext:value-type="float">
            <text:p>2424.86</text:p>
          </table:table-cell>
          <table:table-cell table:number-columns-repeated="1022"/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2570.74" calcext:value-type="float">
            <text:p>2570.74</text:p>
          </table:table-cell>
          <table:table-cell table:number-columns-repeated="1022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2645.76" calcext:value-type="float">
            <text:p>2645.76</text:p>
          </table:table-cell>
          <table:table-cell table:number-columns-repeated="1022"/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2866.99" calcext:value-type="float">
            <text:p>2866.99</text:p>
          </table:table-cell>
          <table:table-cell table:number-columns-repeated="1022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2919.8" calcext:value-type="float">
            <text:p>2919.8</text:p>
          </table:table-cell>
          <table:table-cell table:number-columns-repeated="1022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3003.29" calcext:value-type="float">
            <text:p>3003.29</text:p>
          </table:table-cell>
          <table:table-cell table:number-columns-repeated="1022"/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3193.38" calcext:value-type="float">
            <text:p>3193.38</text:p>
          </table:table-cell>
          <table:table-cell table:number-columns-repeated="1022"/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3422.74" calcext:value-type="float">
            <text:p>3422.74</text:p>
          </table:table-cell>
          <table:table-cell table:number-columns-repeated="1022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3584.77" calcext:value-type="float">
            <text:p>3584.77</text:p>
          </table:table-cell>
          <table:table-cell table:number-columns-repeated="1022"/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3804.09" calcext:value-type="float">
            <text:p>3804.09</text:p>
          </table:table-cell>
          <table:table-cell table:number-columns-repeated="102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689.17" calcext:value-type="float">
            <text:p>3689.17</text:p>
          </table:table-cell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3">00/00/0000</text:date>, <text:time style:data-style-name="N2" text:time-value="00:45:48.361665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18-03-23T00:13:00</meta:creation-date>
    <dc:date>2018-03-23T00:46:09.050217312</dc:date>
    <meta:generator>LibreOffice/5.4.5.1$Linux_X86_64 LibreOffice_project/40m0$Build-1</meta:generator>
    <meta:editing-duration>PT1M2S</meta:editing-duration>
    <meta:editing-cycles>2</meta:editing-cycles>
    <meta:document-statistic meta:table-count="1" meta:cell-count="100" meta:object-count="0"/>
    <meta:user-defined meta:name="AppVersion">2.5</meta:user-defined>
  </office:meta>
</office:document-meta>
</file>